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1f53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1f5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51f53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5374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bold" officeooo:rsid="00537443" officeooo:paragraph-rsid="001c0208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37443" officeooo:paragraph-rsid="005374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style:text-underline-style="none" fo:font-weight="normal" officeooo:rsid="00562597" officeooo:paragraph-rsid="00562597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1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500375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50f692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37443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4b39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7e8c2" style:font-size-asian="12pt" style:font-weight-asian="bold" style:font-size-complex="12pt" style:font-weight-complex="bold"/>
    </style:style>
    <style:style style:name="T7" style:family="text">
      <style:text-properties officeooo:rsid="0035db3e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5">3</text:span><text:span text:style-name="T2">0</text:span><text:span text:style-name="T6">6</text:span><text:span text:style-name="T1"> - </text:span><text:span text:style-name="T5">Flight</text:span><text:span text:style-name="T3"> - </text:span><text:span text:style-name="T4">DAFCS</text:span><text:span text:style-name="T5">, LCT, DASH</text:span></text:p>
      <text:p text:style-name="P6"/>
      <text:p text:style-name="P5">DAFCS (Digital Advanced Flight Control System)</text:p>
      <text:list xml:id="list3269269898" text:style-name="L1">
        <text:list-item>
          <text:p text:style-name="P7">WIP: Many of the DAFCS functions are not yet implemented as of 2024-11-1.</text:p>
        </text:list-item>
        <text:list-item>
          <text:p text:style-name="P7">Over 40 kts, will automatically coordinate turns and ground track.</text:p>
        </text:list-item>
      </text:list>
      <text:p text:style-name="P4"/>
      <text:p text:style-name="P5">LCT (Longitudinal Cyclic Trim)</text:p>
      <text:list xml:id="list114601979480144" text:continue-numbering="true" text:style-name="L1">
        <text:list-item>
          <text:p text:style-name="P7">LCT basically automatically tilts the rotors forward/aft to allow the fuselage to stay level at both hover and high speeds.</text:p>
        </text:list-item>
        <text:list-item>
          <text:p text:style-name="P7">LCT controls are on the <text:span text:style-name="T8">CYCLIC TRIM</text:span> and <text:span text:style-name="T8">SYSTEM SEL</text:span> panels (center angled console middle)</text:p>
        </text:list-item>
        <text:list-item>
          <text:p text:style-name="P7"><text:span text:style-name="T8">CYCLIC TRIM</text:span> panel</text:p>
          <text:list>
            <text:list-item>
              <text:p text:style-name="P7">When in <text:span text:style-name="T8">AUTO</text:span> mode, LCT will be set automatically.</text:p>
            </text:list-item>
            <text:list-item>
              <text:p text:style-name="P7">When in <text:span text:style-name="T8">MANUAL</text:span> mode, the <text:span text:style-name="T8">FWD</text:span> and <text:span text:style-name="T8">AFT</text:span> switches control the trim of the rotors.</text:p>
            </text:list-item>
            <text:list-item>
              <text:p text:style-name="P7">EXT means the rotors are tilted forward, RET means they're tilted back (relative to default GND (Ground) position).</text:p>
            </text:list-item>
            <text:list-item>
              <text:p text:style-name="P7">The MFD <text:span text:style-name="T8">VSD page</text:span> shows the current trim position.</text:p>
            </text:list-item>
          </text:list>
        </text:list-item>
        <text:list-item>
          <text:p text:style-name="P7"><text:span text:style-name="T8">SYSTEM SEL</text:span> knob:</text:p>
          <text:list>
            <text:list-item>
              <text:p text:style-name="P7"><text:span text:style-name="T8">BOTH</text:span> means both flight control computers are active.</text:p>
            </text:list-item>
            <text:list-item>
              <text:p text:style-name="P7"><text:span text:style-name="T8">1</text:span> or <text:span text:style-name="T8">2</text:span> means only that single flight control computer is active.</text:p>
            </text:list-item>
            <text:list-item>
              <text:p text:style-name="P7"><text:span text:style-name="T8">OFF</text:span> means neither flight control computer is active. <text:s/>CYCLIC TRIM panel switches are still active though.</text:p>
            </text:list-item>
          </text:list>
        </text:list-item>
        <text:list-item>
          <text:p text:style-name="P8">For <text:span text:style-name="T8">pinnacle landings</text:span>, recommended to set LCT to <text:span text:style-name="T8">MANUAL</text:span> and set the rotors to <text:span text:style-name="T8">GND</text:span> position. <text:s/>Otherwise the weight-on-wheel switches in the aft gear may trigger unexpectedly and cause the trim to change.</text:p>
        </text:list-item>
      </text:list>
      <text:p text:style-name="P4"/>
      <text:p text:style-name="P5">DASH (Differential Airspeed Hold)</text:p>
      <text:list xml:id="list114602645562967" text:continue-numbering="true" text:style-name="L1">
        <text:list-item>
          <text:p text:style-name="P7">Over 40 kts, automatically feeds in forward cyclic trim so you don't have to hold the stick all the way forward at high speed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0M41S</meta:editing-duration>
    <meta:editing-cycles>58</meta:editing-cycles>
    <meta:generator>LibreOffice/7.4.5.1$Windows_X86_64 LibreOffice_project/9c0871452b3918c1019dde9bfac75448afc4b57f</meta:generator>
    <dc:date>2024-11-03T11:46:00.681000000</dc:date>
    <meta:document-statistic meta:table-count="1" meta:image-count="0" meta:object-count="0" meta:page-count="1" meta:paragraph-count="25" meta:word-count="262" meta:character-count="1443" meta:non-whitespace-character-count="1219"/>
  </office:meta>
</office:document-meta>
</file>